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160.04mm" svg:height="89.74mm" svg:x="88.56mm" svg:y="124.18mm">
            <loext:p draw:notify-on-update-of-ranges="resultados.G9:resultados.G12 resultados.H8:resultados.H8 resultados.H9:resultados.H12 resultados.I8:resultados.I8 resultados.I9:resultados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 training set: 2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validation set: 2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Patch</text:p>
          </table:table-cell>
          <table:table-cell office:value-type="string" calcext:value-type="string">
            <text:p>Validation acc</text:p>
          </table:table-cell>
          <table:table-cell office:value-type="string" calcext:value-type="string">
            <text:p>Test 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,6</text:p>
          </table:table-cell>
          <table:table-cell office:value-type="float" office:value="71.1" calcext:value-type="float">
            <text:p>71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9.3" calcext:value-type="float">
            <text:p>89,3</text:p>
          </table:table-cell>
          <table:table-cell office:value-type="float" office:value="73.4" calcext:value-type="float">
            <text:p>73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.7" calcext:value-type="float">
            <text:p>90,7</text:p>
          </table:table-cell>
          <table:table-cell office:value-type="float" office:value="65.4" calcext:value-type="float">
            <text:p>65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.5" calcext:value-type="float">
            <text:p>92,5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1065" calcext:value-type="float">
            <text:p>10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19:18:07.6641098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9:21:31.050514115</dc:date>
    <meta:editing-duration>PT28M54S</meta:editing-duration>
    <meta:editing-cycles>3</meta:editing-cycles>
    <meta:generator>LibreOffice/5.1.6.2$Linux_X86_64 LibreOffice_project/10m0$Build-2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8.975cm" xlink:href=".." xlink:type="simple" chart:class="chart:bar" chart:style-name="ch1">
        <chart:legend chart:legend-position="end" svg:x="10.507cm" svg:y="3.441cm" style:legend-expansion="high" chart:style-name="ch2"/>
        <chart:plot-area chart:style-name="ch3" table:cell-range-address="resultados.G8:resultados.I12" chart:data-source-has-labels="both" svg:x="1.331cm" svg:y="0.179cm" svg:width="8.856cm" svg:height="7.636cm">
          <chartooo:coordinate-region svg:x="2.138cm" svg:y="0.378cm" svg:width="8.049cm" svg:height="6.79cm"/>
          <chart:axis chart:dimension="x" chart:name="primary-x" chart:style-name="ch4" chartooo:axis-type="auto">
            <chartooo:date-scale/>
            <chart:title svg:x="4.961cm" svg:y="7.994cm" chart:style-name="ch5">
              <text:p>Patch size</text:p>
            </chart:title>
            <chart:categories table:cell-range-address="resultados.G9:resultados.G12"/>
          </chart:axis>
          <chart:axis chart:dimension="y" chart:name="primary-y" chart:style-name="ch6">
            <chart:title svg:x="0.451cm" svg:y="4.716cm" chart:style-name="ch7">
              <text:p>Accuracy</text:p>
            </chart:title>
            <chart:grid chart:style-name="ch8" chart:class="major"/>
          </chart:axis>
          <chart:series chart:style-name="ch9" chart:values-cell-range-address="resultados.H9:resultados.H12" chart:label-cell-address="resultados.H8:resultados.H8" chart:class="chart:bar">
            <chart:regression-curve chart:style-name="ch10"/>
            <chart:data-point chart:repeated="2"/>
            <chart:data-point chart:style-name="ch11"/>
            <chart:data-point/>
          </chart:series>
          <chart:series chart:style-name="ch12" chart:values-cell-range-address="resultados.I9:resultados.I12" chart:label-cell-address="resultados.I8:resultados.I8" chart:class="chart:bar">
            <chart:regression-curve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 acc</text:p>
                <draw:g>
                  <svg:desc>resultados.H8:resultados.H8</svg:desc>
                </draw:g>
              </table:table-cell>
              <table:table-cell office:value-type="string">
                <text:p>Test acc</text:p>
                <draw:g>
                  <svg:desc>resultados.I8:resultados.I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.G9:resultados.G12</svg:desc>
                </draw:g>
              </table:table-cell>
              <table:table-cell office:value-type="float" office:value="79.6">
                <text:p>79.6</text:p>
                <draw:g>
                  <svg:desc>resultados.H9:resultados.H12</svg:desc>
                </draw:g>
              </table:table-cell>
              <table:table-cell office:value-type="float" office:value="71.1">
                <text:p>71.1</text:p>
                <draw:g>
                  <svg:desc>resultados.I9:resultados.I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3">
                <text:p>89.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.7">
                <text:p>90.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2.5">
                <text:p>92.5</text:p>
              </table:table-cell>
              <table:table-cell office:value-type="float" office:value="63.9">
                <text:p>6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